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MXSImplementationSourceImpl.getDOMImplementation( String featur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OMXSImplementationSourceImpl.getDOMImplementationList( String featur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